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1.1</text:p>
          </table:table-cell>
          <table:table-cell table:number-columns-repeated="9"/>
        </table:table-row>
        <table:table-row table:style-name="ro1"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table:style-name="ce2" office:value-type="string">
            <text:p>Binary</text:p>
          </table:table-cell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1001001">
            <text:p>1100100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A3]-[.C5]" office:value-type="float" office:value="73">
            <text:p>73</text:p>
          </table:table-cell>
          <table:table-cell table:formula="of:=[.C7]-[.D5]" office:value-type="float" office:value="9">
            <text:p>9</text:p>
          </table:table-cell>
          <table:table-cell table:number-columns-repeated="2"/>
          <table:table-cell table:formula="of:=[.D7]-[.G5]" office:value-type="float" office:value="1">
            <text:p>1</text:p>
          </table:table-cell>
          <table:table-cell table:number-columns-repeated="2"/>
          <table:table-cell table:formula="of:=[.G7]-[.J5]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<text:span text:style-name="T1">Hexa</text:span></text:p>
          </table:table-cell>
          <table:table-cell table:number-columns-repeated="9"/>
        </table:table-row>
        <table:table-row table:style-name="ro1">
          <table:table-cell table:style-name="ce3" office:value-type="string">
            <text:p>0xC9</text:p>
          </table:table-cell>
          <table:table-cell/>
          <table:table-cell office:value-type="float" office:value="1100">
            <text:p>1100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1">
            <text:p>100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1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11011">
            <text:p>1001101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-&gt; 143</text:p>
          </table:table-cell>
          <table:table-cell/>
          <table:table-cell table:formula="of:=SUM([.C14:.J14])" office:value-type="float" office:value="143">
            <text:p>14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1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0xFA</text:p>
          </table:table-cell>
          <table:table-cell/>
          <table:table-cell table:formula="of:=15*16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table:formula="of:=[.C21]+[.C23]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2.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office:value-type="string">
            <text:p>2^6</text:p>
          </table:table-cell>
          <table:table-cell office:value-type="string">
            <text:p>=</text:p>
          </table:table-cell>
          <table:table-cell table:style-name="ce2" office:value-type="string">
            <text:p>64 possibilitie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2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6!</text:p>
          </table:table-cell>
          <table:table-cell table:number-columns-repeated="9"/>
        </table:table-row>
        <table:table-row table:style-name="ro1">
          <table:table-cell office:value-type="string">
            <text:p>6*5*4*3*2*1</text:p>
          </table:table-cell>
          <table:table-cell table:number-columns-repeated="9"/>
        </table:table-row>
        <table:table-row table:style-name="ro1">
          <table:table-cell table:style-name="ce2" office:value-type="float" office:value="720">
            <text:p>7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2.3</text:p>
          </table:table-cell>
          <table:table-cell table:number-columns-repeated="9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8.09.2017</text:date>, <text:time>12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Bourquard</meta:initial-creator>
    <meta:creation-date>2017-09-28T10:47:22.75</meta:creation-date>
    <meta:generator>OpenOffice/4.1.3$Win32 OpenOffice.org_project/413m1$Build-9783</meta:generator>
    <dc:date>2017-09-28T12:13:01.44</dc:date>
    <dc:creator>Duncan Bourquard</dc:creator>
    <meta:editing-duration>PT1H25M26S</meta:editing-duration>
    <meta:editing-cycles>24</meta:editing-cycles>
    <meta:document-statistic meta:table-count="3" meta:cell-count="59" meta:object-count="0"/>
  </office:meta>
</office:document-meta>
</file>